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Mono" svg:font-family="'Droid Sans Mono'" style:font-family-generic="swiss"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Droid Sans" fo:font-size="14pt" officeooo:rsid="0016cec3" officeooo:paragraph-rsid="0016cec3" style:font-size-asian="14pt" style:font-size-complex="14pt"/>
    </style:style>
    <style:style style:name="P2" style:family="paragraph" style:parent-style-name="Standard">
      <style:text-properties style:font-name="Droid Sans" fo:font-size="14pt" officeooo:rsid="0017986b" officeooo:paragraph-rsid="0017986b" style:font-size-asian="14pt" style:font-size-complex="14pt"/>
    </style:style>
    <style:style style:name="P3" style:family="paragraph" style:parent-style-name="Standard">
      <style:text-properties fo:font-variant="normal" fo:text-transform="none" fo:color="#000000" style:font-name="Droid Sans" fo:font-size="14pt" fo:letter-spacing="normal" fo:font-style="normal" fo:font-weight="bold" officeooo:rsid="0017986b" officeooo:paragraph-rsid="0017986b" style:font-size-asian="14pt" style:font-weight-asian="bold" style:font-size-complex="14pt" style:font-weight-complex="bold"/>
    </style:style>
    <style:style style:name="P4" style:family="paragraph" style:parent-style-name="Standard">
      <style:text-properties fo:font-variant="normal" fo:text-transform="none" fo:color="#000000" style:font-name="Droid Sans" fo:font-size="14pt" fo:letter-spacing="normal" fo:font-style="normal" fo:font-weight="normal" officeooo:rsid="0016cec3" officeooo:paragraph-rsid="0016cec3" style:font-size-asian="14pt" style:font-size-complex="14pt"/>
    </style:style>
    <style:style style:name="P5" style:family="paragraph" style:parent-style-name="Standard" style:list-style-name="L1">
      <style:text-properties style:font-name="Droid Sans" fo:font-size="14pt" officeooo:rsid="0016cec3" officeooo:paragraph-rsid="0016cec3" style:font-size-asian="14pt" style:font-size-complex="14pt"/>
    </style:style>
    <style:style style:name="P6" style:family="paragraph" style:parent-style-name="Standard">
      <style:text-properties style:font-name="Droid Sans" fo:font-size="14pt" officeooo:rsid="0016cec3" officeooo:paragraph-rsid="0016cec3" style:font-size-asian="14pt" style:font-size-complex="14pt"/>
    </style:style>
    <style:style style:name="P7" style:family="paragraph" style:parent-style-name="Standard">
      <style:text-properties style:font-name="Droid Sans" fo:font-size="14pt" officeooo:rsid="0016cec3" officeooo:paragraph-rsid="0017986b" style:font-size-asian="14pt" style:font-size-complex="14pt"/>
    </style:style>
    <style:style style:name="P8" style:family="paragraph" style:parent-style-name="Standard">
      <style:text-properties style:font-name="Droid Sans" fo:font-size="14pt" officeooo:rsid="0019ae42" officeooo:paragraph-rsid="0019ae42" style:font-size-asian="14pt" style:font-size-complex="14pt"/>
    </style:style>
    <style:style style:name="P9" style:family="paragraph" style:parent-style-name="Standard">
      <style:text-properties style:font-name="Droid Sans" fo:font-size="14pt" officeooo:rsid="0017986b" officeooo:paragraph-rsid="0017986b" style:font-size-asian="14pt" style:font-size-complex="14pt"/>
    </style:style>
    <style:style style:name="P10" style:family="paragraph" style:parent-style-name="Standard">
      <style:text-properties style:font-name="Droid Sans" fo:font-size="14pt" fo:font-weight="bold" officeooo:rsid="0016cec3" officeooo:paragraph-rsid="0017986b" style:font-size-asian="14pt" style:font-size-complex="14pt"/>
    </style:style>
    <style:style style:name="P11" style:family="paragraph" style:parent-style-name="Standard">
      <style:text-properties style:font-name="Droid Sans" fo:font-size="14pt" fo:font-weight="bold" officeooo:rsid="0016cec3" officeooo:paragraph-rsid="0017986b" style:font-size-asian="14pt" style:font-weight-asian="bold" style:font-size-complex="14pt" style:font-weight-complex="bold"/>
    </style:style>
    <style:style style:name="P12" style:family="paragraph" style:parent-style-name="Standard">
      <style:text-properties fo:font-variant="normal" fo:text-transform="none" fo:color="#000000" style:font-name="Droid Sans" fo:font-size="14pt" fo:letter-spacing="normal" fo:font-style="normal" fo:font-weight="normal" officeooo:rsid="0016cec3" officeooo:paragraph-rsid="0016cec3" style:font-size-asian="14pt" style:font-size-complex="14pt"/>
    </style:style>
    <style:style style:name="P13" style:family="paragraph" style:parent-style-name="Standard">
      <style:text-properties fo:font-variant="normal" fo:text-transform="none" fo:color="#000000" style:font-name="Droid Sans" fo:font-size="14pt" fo:letter-spacing="normal" fo:font-style="normal" fo:font-weight="normal" officeooo:rsid="0019ae42" officeooo:paragraph-rsid="0019ae42" style:font-size-asian="14pt" style:font-size-complex="14pt"/>
    </style:style>
    <style:style style:name="P14" style:family="paragraph" style:parent-style-name="Standard">
      <style:text-properties fo:font-variant="normal" fo:text-transform="none" fo:color="#000000" style:font-name="Droid Sans Mono" fo:font-size="12pt" fo:letter-spacing="normal" fo:font-style="normal" fo:font-weight="normal" officeooo:rsid="0019ae42" officeooo:paragraph-rsid="0019ae42" style:font-size-asian="12pt" style:font-size-complex="12pt"/>
    </style:style>
    <style:style style:name="P15" style:family="paragraph" style:parent-style-name="Standard">
      <style:text-properties style:font-name="Droid Sans Mono" fo:font-size="12pt" officeooo:rsid="0019ae42" officeooo:paragraph-rsid="0019ae42" style:font-size-asian="12pt" style:font-size-complex="12pt"/>
    </style:style>
    <style:style style:name="P16" style:family="paragraph" style:parent-style-name="Standard">
      <style:paragraph-properties fo:break-before="page"/>
      <style:text-properties fo:font-variant="normal" fo:text-transform="none" fo:color="#000000" style:font-name="Droid Sans" fo:font-size="14pt" fo:letter-spacing="normal" fo:font-style="normal" fo:font-weight="bold" officeooo:rsid="0016cec3" officeooo:paragraph-rsid="0017986b" style:font-size-asian="14pt" style:font-size-complex="14pt"/>
    </style:style>
    <style:style style:name="P17" style:family="paragraph" style:parent-style-name="Standard">
      <style:paragraph-properties fo:break-before="page"/>
      <style:text-properties style:font-name="Droid Sans" fo:font-size="14pt" fo:font-weight="bold" officeooo:rsid="0016cec3" officeooo:paragraph-rsid="0017986b" style:font-size-asian="14pt" style:font-weight-asian="bold" style:font-size-complex="14pt" style:font-weight-complex="bold"/>
    </style:style>
    <style:style style:name="P18" style:family="paragraph" style:parent-style-name="Standard">
      <style:paragraph-properties fo:break-before="page"/>
      <style:text-properties style:font-name="Droid Sans" fo:font-size="14pt" fo:font-weight="bold" officeooo:rsid="0017986b" officeooo:paragraph-rsid="0017986b" style:font-size-asian="14pt" style:font-weight-asian="bold" style:font-size-complex="14pt" style:font-weight-complex="bold"/>
    </style:style>
    <style:style style:name="P19" style:family="paragraph" style:parent-style-name="Standard" style:master-page-name="">
      <style:paragraph-properties style:page-number="auto" fo:break-before="auto" fo:break-after="auto"/>
      <style:text-properties style:font-name="Droid Sans" fo:font-size="14pt" fo:font-weight="bold" officeooo:rsid="0017986b" officeooo:paragraph-rsid="0017986b" style:font-size-asian="14pt" style:font-weight-asian="bold" style:font-size-complex="14pt" style:font-weight-complex="bol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17986b"/>
    </style:style>
    <style:style style:name="T3" style:family="text">
      <style:text-properties fo:font-variant="normal" fo:text-transform="none" fo:color="#000000" fo:letter-spacing="normal" fo:font-style="normal" style:font-weight-asian="bold" style:font-weight-complex="bold"/>
    </style:style>
    <style:style style:name="T4" style:family="text">
      <style:text-properties fo:font-variant="normal" fo:text-transform="none" fo:color="#000000" fo:letter-spacing="normal" fo:font-style="normal" officeooo:rsid="0017986b" style:font-weight-asian="bold" style:font-weight-complex="bold"/>
    </style:style>
    <style:style style:name="T5" style:family="text">
      <style:text-properties officeooo:rsid="0017986b"/>
    </style:style>
    <style:style style:name="T6" style:family="text">
      <style:text-properties officeooo:rsid="0019ae42"/>
    </style:style>
    <style:style style:name="T7" style:family="text">
      <style:text-properties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17986b"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actorial of a number</text:p>
      <text:p text:style-name="P4">In mathematics, the factorial of a non-negative integer n, denoted by n!, is the product of all positive integers less than or equal to n. For example,</text:p>
      <text:p text:style-name="P4">5! = 5x4x3x2x1 = 120</text:p>
      <text:p text:style-name="P4">The value of 0! is 1, according to the convention for an empty product.</text:p>
      <text:p text:style-name="P4"/>
      <text:p text:style-name="P14">[ashesh@MISTRI BasicProblems] $ swipl factorial.pl </text:p>
      <text:p text:style-name="P14">Welcome to SWI-Prolog (Multi-threaded, 64 bits, Version 7.2.3)</text:p>
      <text:p text:style-name="P14">Copyright (c) 1990-2015 University of Amsterdam, VU Amsterdam</text:p>
      <text:p text:style-name="P14">SWI-Prolog comes with ABSOLUTELY NO WARRANTY. This is free software,</text:p>
      <text:p text:style-name="P14">and you are welcome to redistribute it under certain conditions.</text:p>
      <text:p text:style-name="P14">Please visit http://www.swi-prolog.org for details.</text:p>
      <text:p text:style-name="P14"/>
      <text:p text:style-name="P14">For help, use ?- help(Topic). or ?- apropos(Word).</text:p>
      <text:p text:style-name="P14"/>
      <text:p text:style-name="P14">?- factorial(4,Y).</text:p>
      <text:p text:style-name="P14">Y = 24.</text:p>
      <text:p text:style-name="P14"/>
      <text:p text:style-name="P14">?- factorial(5,Y).</text:p>
      <text:p text:style-name="P14">Y = 120.</text:p>
      <text:p text:style-name="P14"/>
      <text:p text:style-name="P14">?- factorial(10,Y).</text:p>
      <text:p text:style-name="P14">Y = 3628800.</text:p>
      <text:p text:style-name="P14"/>
      <text:p text:style-name="P14">?- factorial(1,Y).</text:p>
      <text:p text:style-name="P14">Y = 1.</text:p>
      <text:p text:style-name="P14"/>
      <text:p text:style-name="P14">?- factorial(0,Y).</text:p>
      <text:p text:style-name="P14">Y = 1 </text:p>
      <text:p text:style-name="P13"/>
      <text:p text:style-name="P4"/>
      <text:p text:style-name="P16"><text:span text:style-name="T7">Fibonacci <text:s/>sequence</text:span></text:p>
      <text:p text:style-name="P4">In mathematics, the Fibonacci numbers or Fibonacci sequence are the numbers in the following integer sequence:</text:p>
      <text:p text:style-name="P4">1, 1, 2, 3, 5, 8, 13, 21, 34, 55, 89, 144, ...</text:p>
      <text:p text:style-name="P4">By definition, the first two numbers in the Fibonacci sequence are either 1 and 1, or 0 and 1, depending on the chosen starting point of the sequence, and each subsequent number is the sum of the previous two.</text:p>
      <text:p text:style-name="P4"/>
      <text:p text:style-name="P14">[ashesh@MISTRI BasicProblems] $ swipl fibonacci.pl </text:p>
      <text:p text:style-name="P14">Welcome to SWI-Prolog (Multi-threaded, 64 bits, Version 7.2.3)</text:p>
      <text:p text:style-name="P14">Copyright (c) 1990-2015 University of Amsterdam, VU Amsterdam</text:p>
      <text:p text:style-name="P14">SWI-Prolog comes with ABSOLUTELY NO WARRANTY. This is free software,</text:p>
      <text:p text:style-name="P14">and you are welcome to redistribute it under certain conditions.</text:p>
      <text:p text:style-name="P14">Please visit http://www.swi-prolog.org for details.</text:p>
      <text:p text:style-name="P14"/>
      <text:p text:style-name="P14">For help, use ?- help(Topic). or ?- apropos(Word).</text:p>
      <text:p text:style-name="P14"/>
      <text:p text:style-name="P14">?- fibonacci(N,Value).</text:p>
      <text:p text:style-name="P14">N = Value, Value = 0.</text:p>
      <text:p text:style-name="P14"/>
      <text:p text:style-name="P14">?- fibonacci(0,Value).</text:p>
      <text:p text:style-name="P14">Value = 0.</text:p>
      <text:p text:style-name="P14"/>
      <text:p text:style-name="P14">?- fibonacci(1,Value).</text:p>
      <text:p text:style-name="P14">Value = 1.</text:p>
      <text:p text:style-name="P14"/>
      <text:p text:style-name="P14">?- fibonacci(2,Value).</text:p>
      <text:p text:style-name="P14">Value = 1.</text:p>
      <text:p text:style-name="P14"/>
      <text:p text:style-name="P14">?- fibonacci(3,Value).</text:p>
      <text:p text:style-name="P14">Value = 2.</text:p>
      <text:p text:style-name="P14"/>
      <text:p text:style-name="P14">?- fibonacci(4,Value).</text:p>
      <text:p text:style-name="P14">Value = 3.</text:p>
      <text:p text:style-name="P14"/>
      <text:p text:style-name="P14">?- fibonacci(5,Value).</text:p>
      <text:p text:style-name="P14">Value = 5.</text:p>
      <text:p text:style-name="P14"/>
      <text:p text:style-name="P14">?- fibonacci(6,Value).</text:p>
      <text:p text:style-name="P14">Value = 8.</text:p>
      <text:p text:style-name="P14"/>
      <text:p text:style-name="P14">?- fibonacci(7,Value).</text:p>
      <text:p text:style-name="P14">Value = 13.</text:p>
      <text:p text:style-name="P14"/>
      <text:p text:style-name="P14">?- fibonacci(8,Value).</text:p>
      <text:p text:style-name="P14">Value = 21.</text:p>
      <text:p text:style-name="P14"/>
      <text:p text:style-name="P14">?- fibonacci(9,Value).</text:p>
      <text:p text:style-name="P14">Value = 34.</text:p>
      <text:p text:style-name="P10"><text:soft-page-break/><text:span text:style-name="T4">G</text:span><text:span text:style-name="T3">reatest </text:span><text:span text:style-name="T4">C</text:span><text:span text:style-name="T3">ommon </text:span><text:span text:style-name="T4">D</text:span><text:span text:style-name="T3">ivisor</text:span></text:p>
      <text:p text:style-name="P1">In mathematics, the greatest common divisor (gcd) of two or more integers, when at least one of them is not zero, is the largest positive integer that divides the numbers without a remainder.</text:p>
      <text:p text:style-name="P1">For example, the GCD of 8 and 12 is 4</text:p>
      <text:p text:style-name="P1">The, or Euclid's algorithm, is an efficient method for computing the GCD. It is based on the principle that the greatest common divisor of two numbers does not change if the larger number is replaced by its difference with the smaller number.</text:p>
      <text:p text:style-name="P1"/>
      <text:p text:style-name="P15">[ashesh@MISTRI BasicProblems] $ swipl gcd.pl </text:p>
      <text:p text:style-name="P15">Welcome to SWI-Prolog (Multi-threaded, 64 bits, Version 7.2.3)</text:p>
      <text:p text:style-name="P15">Copyright (c) 1990-2015 University of Amsterdam, VU Amsterdam</text:p>
      <text:p text:style-name="P15">SWI-Prolog comes with ABSOLUTELY NO WARRANTY. This is free software,</text:p>
      <text:p text:style-name="P15">and you are welcome to redistribute it under certain conditions.</text:p>
      <text:p text:style-name="P15">Please visit http://www.swi-prolog.org for details.</text:p>
      <text:p text:style-name="P15"/>
      <text:p text:style-name="P15">For help, use ?- help(Topic). or ?- apropos(Word).</text:p>
      <text:p text:style-name="P15"/>
      <text:p text:style-name="P15">?- gcd(20,10,D).</text:p>
      <text:p text:style-name="P15">D = 10.</text:p>
      <text:p text:style-name="P15"/>
      <text:p text:style-name="P15">?- gcd(8,12,D).</text:p>
      <text:p text:style-name="P15">D = 4.</text:p>
      <text:p text:style-name="P15"/>
      <text:p text:style-name="P15">?- gcd(12,8,D).</text:p>
      <text:p text:style-name="P15">D = 4.</text:p>
      <text:p text:style-name="P15"/>
      <text:p text:style-name="P15">?- gcd(54,24,D).</text:p>
      <text:p text:style-name="P15">D = 6.</text:p>
      <text:p text:style-name="P1"/>
      <text:p text:style-name="P11"/>
      <text:p text:style-name="P17">Tower of Hanoi</text:p>
      <text:p text:style-name="P1">The Tower of Hanoi is a mathematical game or puzzle. It consists of three rods, and a number of disks of different sizes which can slide onto any rod. The puzzle starts with the disks in a neat stack in ascending order of size on one rod, the smallest at the top, thus making a conical shape.</text:p>
      <text:p text:style-name="P1">The objective of the puzzle is to move the entire stack to another rod, obeying the following simple rules:</text:p>
      <text:list xml:id="list4866807508867281071" text:style-name="L1">
        <text:list-item>
          <text:p text:style-name="P5">Only one disk can be moved at a time.</text:p>
        </text:list-item>
        <text:list-item>
          <text:p text:style-name="P5">Each move consists of taking the upper disk from one of the stacks and placing it on top of another stack i.e. a disk can only be moved if it is the uppermost disk on a stack.</text:p>
        </text:list-item>
        <text:list-item>
          <text:p text:style-name="P5">No disk may be placed on top of a smaller disk.</text:p>
        </text:list-item>
      </text:list>
      <text:p text:style-name="P1">With three disks, the puzzle can be solved in seven moves. The minimum number of moves required to solve a Tower of Hanoi puzzle is 2n - 1, where n is the number of disks.</text:p>
      <text:p text:style-name="P1"/>
      <text:p text:style-name="P15">[ashesh@MISTRI BasicProblems] $ swipl hanoi.pl </text:p>
      <text:p text:style-name="P15">Welcome to SWI-Prolog (Multi-threaded, 64 bits, Version 7.2.3)</text:p>
      <text:p text:style-name="P15">Copyright (c) 1990-2015 University of Amsterdam, VU Amsterdam</text:p>
      <text:p text:style-name="P15">SWI-Prolog comes with ABSOLUTELY NO WARRANTY. This is free software,</text:p>
      <text:p text:style-name="P15">and you are welcome to redistribute it under certain conditions.</text:p>
      <text:p text:style-name="P15">Please visit http://www.swi-prolog.org for details.</text:p>
      <text:p text:style-name="P15"/>
      <text:p text:style-name="P15">For help, use ?- help(Topic). or ?- apropos(Word).</text:p>
      <text:p text:style-name="P15"/>
      <text:p text:style-name="P15">?- move(3,left,right,center). </text:p>
      <text:p text:style-name="P15">[move,a,disk,from,the,left,pole,to,right,pole]</text:p>
      <text:p text:style-name="P15">[move,a,disk,from,the,left,pole,to,center,pole]</text:p>
      <text:p text:style-name="P15">[move,a,disk,from,the,right,pole,to,center,pole]</text:p>
      <text:p text:style-name="P15">[move,a,disk,from,the,left,pole,to,right,pole]</text:p>
      <text:p text:style-name="P15">[move,a,disk,from,the,center,pole,to,left,pole]</text:p>
      <text:p text:style-name="P15">[move,a,disk,from,the,center,pole,to,right,pole]</text:p>
      <text:p text:style-name="P15">[move,a,disk,from,the,left,pole,to,right,pole]</text:p>
      <text:p text:style-name="P15">true.</text:p>
      <text:p text:style-name="P15"/>
      <text:p text:style-name="P15">?- move(2,left,right,center).</text:p>
      <text:p text:style-name="P15">[move,a,disk,from,the,left,pole,to,center,pole]</text:p>
      <text:p text:style-name="P15">[move,a,disk,from,the,left,pole,to,right,pole]</text:p>
      <text:p text:style-name="P15">[move,a,disk,from,the,center,pole,to,right,pole]</text:p>
      <text:p text:style-name="P15">true.</text:p>
      <text:p text:style-name="P15"/>
      <text:p text:style-name="P15">?- move(1,left,right,center).</text:p>
      <text:p text:style-name="P15">[move,a,disk,from,the,left,pole,to,right,pole]</text:p>
      <text:p text:style-name="P15">true.</text:p>
      <text:p text:style-name="P15"/>
      <text:p text:style-name="P15">?- move(1,center,left,right).</text:p>
      <text:p text:style-name="P15">[move,a,disk,from,the,center,pole,to,left,pole]</text:p>
      <text:p text:style-name="P15">true.</text:p>
      <text:p text:style-name="P7"><text:soft-page-break/><text:span text:style-name="T9">L</text:span><text:span text:style-name="T8">east </text:span><text:span text:style-name="T9">C</text:span><text:span text:style-name="T8">ommon </text:span><text:span text:style-name="T9">M</text:span><text:span text:style-name="T8">ultiple</text:span></text:p>
      <text:p text:style-name="P1">In arithmetic and number theory, the least common multiple of two integers a and b, usually denoted by LCM(a, b), is the smallest positive integer that is divisible by both a and b. Since division of integers by zero is undefined, this definition has meaning only if a and b are both different from zero. However, some authors define lcm(a,0) as 0 for all a, which is the result of taking the lcm to be the least upper bound in the lattice of divisibility.</text:p>
      <text:p text:style-name="P1"/>
      <text:p text:style-name="P15">[ashesh@MISTRI BasicProblems] $ swipl lcm.pl </text:p>
      <text:p text:style-name="P15">Welcome to SWI-Prolog (Multi-threaded, 64 bits, Version 7.2.3)</text:p>
      <text:p text:style-name="P15">Copyright (c) 1990-2015 University of Amsterdam, VU Amsterdam</text:p>
      <text:p text:style-name="P15">SWI-Prolog comes with ABSOLUTELY NO WARRANTY. This is free software,</text:p>
      <text:p text:style-name="P15">and you are welcome to redistribute it under certain conditions.</text:p>
      <text:p text:style-name="P15">Please visit http://www.swi-prolog.org for details.</text:p>
      <text:p text:style-name="P15"/>
      <text:p text:style-name="P15">For help, use ?- help(Topic). or ?- apropos(Word).</text:p>
      <text:p text:style-name="P15"/>
      <text:p text:style-name="P15">?- lcm(3,4,LCM).</text:p>
      <text:p text:style-name="P15">LCM = 12.</text:p>
      <text:p text:style-name="P15"/>
      <text:p text:style-name="P15">?- lcm(4,6,LCM).</text:p>
      <text:p text:style-name="P15">LCM = 12.</text:p>
      <text:p text:style-name="P15"/>
      <text:p text:style-name="P15">?- lcm(21,6,LCM).</text:p>
      <text:p text:style-name="P15">LCM = 42.</text:p>
      <text:p text:style-name="P8"/>
      <text:p text:style-name="P8"/>
      <text:p text:style-name="P1"/>
      <text:p text:style-name="P19"/>
      <text:p text:style-name="P18">Prime number</text:p>
      <text:p text:style-name="P2">A prime number is a natural number greater than 1 that has no positive divisors other than 1 and itself. A natural number greater than 1 that is not a prime number is called a composite number. For example, 5 is prime because 1 and 5 are its only positive integer factors, whereas 6 is composite because it has the divisors 2 and 3 in addition to 1 and 6.</text:p>
      <text:p text:style-name="P2">The property of being prime (or not) is called primality. A simple but slow method of verifying the primality of a given number n is known as trial division. It consists of testing whether n is a multiple of any integer between 2 and sqrt{n} or 2 and n-1.</text:p>
      <text:p text:style-name="P2"/>
      <text:p text:style-name="P15">[ashesh@MISTRI BasicProblems] $ swipl prime.pl </text:p>
      <text:p text:style-name="P15">Welcome to SWI-Prolog (Multi-threaded, 64 bits, Version 7.2.3)</text:p>
      <text:p text:style-name="P15">Copyright (c) 1990-2015 University of Amsterdam, VU Amsterdam</text:p>
      <text:p text:style-name="P15">SWI-Prolog comes with ABSOLUTELY NO WARRANTY. This is free software,</text:p>
      <text:p text:style-name="P15">and you are welcome to redistribute it under certain conditions.</text:p>
      <text:p text:style-name="P15">Please visit http://www.swi-prolog.org for details.</text:p>
      <text:p text:style-name="P15"/>
      <text:p text:style-name="P15">For help, use ?- help(Topic). or ?- apropos(Word).</text:p>
      <text:p text:style-name="P15"/>
      <text:p text:style-name="P15">?- isprime(2).</text:p>
      <text:p text:style-name="P15">true.</text:p>
      <text:p text:style-name="P15"/>
      <text:p text:style-name="P15">?- isprime(15).</text:p>
      <text:p text:style-name="P15">false.</text:p>
      <text:p text:style-name="P15"/>
      <text:p text:style-name="P15">?- isprime(3).</text:p>
      <text:p text:style-name="P15">true.</text:p>
      <text:p text:style-name="P15"/>
      <text:p text:style-name="P15">?- isprime(4).</text:p>
      <text:p text:style-name="P15">false.</text:p>
      <text:p text:style-name="P15"/>
      <text:p text:style-name="P15">?- isprime(5).</text:p>
      <text:p text:style-name="P15">true.</text:p>
      <text:p text:style-name="P15"/>
      <text:p text:style-name="P15">?- isprime(6).</text:p>
      <text:p text:style-name="P15">false.</text:p>
      <text:p text:style-name="P15"/>
      <text:p text:style-name="P15">?- isprime(7).</text:p>
      <text:p text:style-name="P15">true.</text:p>
      <text:p text:style-name="P15"/>
      <text:p text:style-name="P15">?- isprime(8).</text:p>
      <text:p text:style-name="P15">false.</text:p>
      <text:p text:style-name="P15"/>
      <text:p text:style-name="P15">?- isprime(9).</text:p>
      <text:p text:style-name="P15">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Mono" svg:font-family="'Droid Sans Mono'" style:font-family-generic="swiss"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23:03:24.496464806</meta:creation-date>
    <dc:date>2015-12-20T01:17:31.797188591</dc:date>
    <meta:editing-duration>PT22M4S</meta:editing-duration>
    <meta:editing-cycles>3</meta:editing-cycles>
    <meta:generator>LibreOffice/5.0.3.2$Linux_X86_64 LibreOffice_project/00$Build-2</meta:generator>
    <meta:document-statistic meta:table-count="0" meta:image-count="0" meta:object-count="0" meta:page-count="6" meta:paragraph-count="150" meta:word-count="1083" meta:character-count="7045" meta:non-whitespace-character-count="6106"/>
  </office:meta>
</office:document-meta>
</file>